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</office:automatic-styles>
  <office:body>
    <office:text text:use-soft-page-breaks="true">
      <text:h text:style-name="P1" text:outline-level="1">More to Explore</text:h>
      <text:p text:style-name="Normal"/>
      <text:p text:style-name="Normal">Find here an<text:s/>unordered<text:s/>list of other<text:s/>subjects<text:s/>you could explore on your own:</text:p>
      <text:h text:style-name="Heading2" text:outline-level="2">Cloud Services:</text:h>
      <text:list text:style-name="LFO1" text:continue-numbering="true">
        <text:list-item>
          <text:p text:style-name="P2"><text:a xlink:href="https://www.pushbullet.com/" office:target-frame-name="_top" xlink:show="replace"><text:span text:style-name="Hyperlink">https://www.pushbullet.com/</text:span></text:a></text:p>
        </text:list-item>
        <text:list-item>
          <text:p text:style-name="P3"><text:a xlink:href="https://io.adafruit.com/" office:target-frame-name="_top" xlink:show="replace"><text:span text:style-name="Hyperlink">https://io.adafruit.com/</text:span></text:a><text:s/></text:p>
        </text:list-item>
        <text:list-item>
          <text:p text:style-name="P4"><text:a xlink:href="https://thingspeak.com/" office:target-frame-name="_top" xlink:show="replace"><text:span text:style-name="Hyperlink">https://thingspeak.com/</text:span></text:a><text:s/></text:p>
        </text:list-item>
        <text:list-item>
          <text:p text:style-name="P5"><text:a xlink:href="https://temboo.com/" office:target-frame-name="_top" xlink:show="replace"><text:span text:style-name="Hyperlink">https://temboo.com/</text:span></text:a></text:p>
        </text:list-item>
        <text:list-item>
          <text:p text:style-name="P6"><text:a xlink:href="https://www.twilio.com/" office:target-frame-name="_top" xlink:show="replace"><text:span text:style-name="Hyperlink">https://www.twilio.com/</text:span></text:a></text:p>
        </text:list-item>
        <text:list-item>
          <text:p text:style-name="P7"><text:a xlink:href="https://botsupport.kik.com/" office:target-frame-name="_top" xlink:show="replace"><text:span text:style-name="Hyperlink">https://bot</text:span><text:bookmark-start text:name="_Hlt8908971"/><text:bookmark-start text:name="_Hlt8908972"/><text:span text:style-name="Hyperlink">s</text:span><text:bookmark-end text:name="_Hlt8908971"/><text:bookmark-end text:name="_Hlt8908972"/><text:span text:style-name="Hyperlink">upport.kik.com/</text:span></text:a><text:s/></text:p>
        </text:list-item>
        <text:list-item>
          <text:p text:style-name="P8"><text:a xlink:href="https://developers.line.biz/en/services/bot-designer/" office:target-frame-name="_top" xlink:show="replace"><text:span text:style-name="Hyperlink">https://developers.line.biz/en/services/bot-d</text:span><text:span text:style-name="Hyperlink">esigner/</text:span></text:a></text:p>
        </text:list-item>
        <text:list-item>
          <text:p text:style-name="P9"><text:a xlink:href="http://dweet.io/" office:target-frame-name="_top" xlink:show="replace"><text:span text:style-name="Hyperlink">http://dweet.io/</text:span></text:a></text:p>
        </text:list-item>
        <text:list-item>
          <text:p text:style-name="P10"><text:a xlink:href="https://freeboard.io/" office:target-frame-name="_top" xlink:show="replace"><text:span text:style-name="Hyperlink">https://freeboard.io/</text:span></text:a></text:p>
        </text:list-item>
        <text:list-item>
          <text:p text:style-name="P11"><text:a xlink:href="https://iotappstory.com/" office:target-frame-name="_top" xlink:show="replace"><text:span text:style-name="Hyperlink">https://iotappstory.com/</text:span></text:a></text:p>
        </text:list-item>
      </text:list>
      <text:h text:style-name="Heading2" text:outline-level="2">ESP8266 and micro controller features (Just keywords to google):</text:h>
      <text:list text:style-name="LFO2" text:continue-numbering="true">
        <text:list-item>
          <text:p text:style-name="P12">Deep Sleep ESP.deepsleep(0);</text:p>
        </text:list-item>
        <text:list-item>
          <text:p text:style-name="P13">ESP8266 OTA (over the air update)</text:p>
        </text:list-item>
        <text:list-item>
          <text:p text:style-name="P14">DHT11 and DHT22<text:s/>Temperature sensor</text:p>
        </text:list-item>
        <text:list-item>
          <text:p text:style-name="P15">esp8266 bmp280 pressure sensor</text:p>
        </text:list-item>
        <text:list-item>
          <text:p text:style-name="P16">ESP32</text:p>
        </text:list-item>
        <text:list-item>
          <text:p text:style-name="P17">ESP32 CAM</text:p>
        </text:list-item>
        <text:list-item>
          <text:p text:style-name="P18">ESP8266 Nokia 5110 LCD<text:s/></text:p>
        </text:list-item>
        <text:list-item>
          <text:p text:style-name="P19">MQTT an<text:s/>PubSub library</text:p>
        </text:list-item>
        <text:list-item>
          <text:p text:style-name="P20">aRest service and library</text:p>
        </text:list-item>
        <text:list-item>
          <text:p text:style-name="P21">LORAWAN</text:p>
        </text:list-item>
        <text:list-item>
          <text:p text:style-name="P22"><text:a xlink:href="https://github.com/witnessmenow/Universal-Arduino-Telegram-Bot" office:target-frame-name="_top" xlink:show="replace"><text:span text:style-name="Hyperlink">https://github.com/witnessmenow/Unive</text:span><text:span text:style-name="Hyperlink">rsal-Arduino-Telegram-Bot</text:span></text:a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klad Ahmed Sami, INI-DOS-DE-IAM</meta:initial-creator>
    <dc:creator>Maklad Ahmed Sami, INI-DOS-DE-IAM</dc:creator>
    <meta:creation-date>2019-05-16T12:18:00Z</meta:creation-date>
    <dc:date>2019-05-16T13:13:00Z</dc:date>
    <meta:template xlink:href="Normal.dotm" xlink:type="simple"/>
    <meta:editing-cycles>10</meta:editing-cycles>
    <meta:editing-duration>PT0S</meta:editing-duration>
    <meta:user-defined meta:name="MSIP_Label_2e1fccfb-80ca-4fe1-a574-1516544edb53_Enabled">True</meta:user-defined>
    <meta:user-defined meta:name="MSIP_Label_2e1fccfb-80ca-4fe1-a574-1516544edb53_SiteId">364e5b87-c1c7-420d-9bee-c35d19b557a1</meta:user-defined>
    <meta:user-defined meta:name="MSIP_Label_2e1fccfb-80ca-4fe1-a574-1516544edb53_Owner">AhmedSami.Maklad@swisscom.com</meta:user-defined>
    <meta:user-defined meta:name="MSIP_Label_2e1fccfb-80ca-4fe1-a574-1516544edb53_SetDate">2019-05-16T12:29:08.2381033Z</meta:user-defined>
    <meta:user-defined meta:name="MSIP_Label_2e1fccfb-80ca-4fe1-a574-1516544edb53_Name">C2 Internal</meta:user-defined>
    <meta:user-defined meta:name="MSIP_Label_2e1fccfb-80ca-4fe1-a574-1516544edb53_Application">Microsoft Azure Information Protection</meta:user-defined>
    <meta:user-defined meta:name="MSIP_Label_2e1fccfb-80ca-4fe1-a574-1516544edb53_Extended_MSFT_Method">Automatic</meta:user-defined>
    <meta:user-defined meta:name="Sensitivity">C2 Internal</meta:user-defined>
    <meta:document-statistic meta:page-count="1" meta:paragraph-count="2" meta:word-count="186" meta:character-count="1248" meta:row-count="8" meta:non-whitespace-character-count="1064"/>
  </office:meta>
</office:document-meta>
</file>